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6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November 1890</text:p>
      <text:p text:style-name="P2">Month<text:tab/><text:tab/><text:tab/><text:tab/><text:tab/><text:tab/>Novem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dath Jeshurun (Elkins, Pa.); Thanksgiving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 Nov(/)90/</text:p>
      <text:p text:style-name="P5"/>
      <text:p text:style-name="P4">[Front Cover]</text:p>
      <text:p text:style-name="P7">USC<text:span text:style-name="T1">/</text:span></text:p>
      <text:p text:style-name="P7"><text:span text:style-name="T1"/></text:p>
      <text:p text:style-name="P6">A few words/</text:p>
      <text:p text:style-name="P6">For thanksgiving day/</text:p>
      <text:p text:style-name="P6">at the Adath Jeshurun Syn./</text:p>
      <text:p text:style-name="P6"/>
      <text:p text:style-name="P4">[Page 1]</text:p>
      <text:p text:style-name="P4">Brethren./</text:p>
      <text:p text:style-name="P4"><text:tab/>The announcement in a Jewish and a secular/ paper was faulty; <text:span text:style-name="T2">but</text:span><text:span text:style-name="T4"> if it has misled any, I am guiltless./ <text:s/>I do chant all Hebrew prayers in the Synagogue, where/ I officiate as </text:span><text:span text:style-name="T5">Hazan</text:span><text:span text:style-name="T6">, or Cantor, but my proposition in the/ present occasion to your minister was, that I should address a few words/ in the vernacular to the audience </text:span><text:span text:style-name="T3">of</text:span><text:span text:style-name="T6"> in this synagogue, and/ close with an invocation in the same language. <text:s/>Let me/ hope that this explanation will set me right before/ my hearers./</text:span></text:p>
      <text:p text:style-name="P4"><text:span text:style-name="T6">Friends. <text:s/>There has been a time, in which a sacred convocation/ nationally held, disconnected with denominationalism,/ awakened in my heart glowing enthusiasm. <text:s/>I would then/ call to my aid the best </text:span><text:soft-page-break/><text:span text:style-name="T6">words </text:span><text:span text:style-name="T3">at my</text:span><text:span text:style-name="T6"> I could command to stir up in others/ the love I cherish for the Union created by the victorious/ arms of Washington and given permanence by the far-/sighted wisdom of Jefferson. <text:s/>Years have, how-/-ever, wrought a change, not in my sentiments of/ grateful admiration for the asylum of the oppressed,/ but in the ideas I have formed touching the advisability/</text:span></text:p>
      <text:p text:style-name="P4"><text:span text:style-name="T6"/></text:p>
      <text:p text:style-name="P4"><text:span text:style-name="T6">[Page 2]</text:span></text:p>
      <text:p text:style-name="P4"><text:span text:style-name="T6">of withdrawing a </text:span><text:span text:style-name="T3">large</text:span><text:span text:style-name="T6"> vast population from its usual/ pursuits on a day which religion has not hallowed./ <text:s/>A stroll round our thoroughfares will obviously show/ the reason for my having become less eager in the/ observance of the annual occasion that has brought/ us together. <text:s/>Aside from the disputed right of the/ state to step in where the Church alone should tread,/ I fear that the working man's wages be consumed/ by hours of enforced idleness. <text:s/>I do not malign/ Americans by asserting that the number of </text:span><text:span text:style-name="T3">those</text:span><text:span text:style-name="T6"> laborers/ who are lured to </text:span><text:span text:style-name="T3">seats</text:span><text:span text:style-name="T6"> the seductive halls of insobriety, exceeds, in com-/-parison, that which is drawn just now to the shrines/ of devotion. <text:s/>Nevertheless, since my personal/ views will not carry any weight either towards abo-/-lishing the day, or preventing multitudes from/ using it injuriously, I </text:span><text:span text:style-name="T3">consider</text:span><text:span text:style-name="T6"> deem it appropriate to/ heed the counsel of the President of our Republic./ <text:s/>It is contained in the closing sentence of his concisely/ written proclamation. <text:s/>It reads so: "Let us en-/-deavour to merit the promised recompense of/ charity and the gracious acceptance of our praises."/ <text:s/>I agree that we may render the occasion blissful/</text:span></text:p>
      <text:p text:style-name="P4"><text:span text:style-name="T6"/></text:p>
      <text:p text:style-name="P4"><text:span text:style-name="T6">[Page 3]</text:span></text:p>
      <text:p text:style-name="P4"><text:span text:style-name="T6">to ourselves and pleasing in the sight of our Maker./ <text:s/></text:span><text:span text:style-name="T3">Privileged</text:span><text:span text:style-name="T6"> Allowed thus publicly to speak to brethren/ not immediately under my stewardship, I seize/ the opportunity to commend to their kind consideration a work attended with/ Divine reward. <text:s/>It is charity; but not simply the feeding/ of the hungry, the clothing of the naked, and the shelt-/-ering of the homeless--highly meritorious acts, still/ wrongfully interpreted as the </text:span><text:span text:style-name="T3">limits</text:span><text:span text:style-name="T6"> bounds set to human/ benefaction. <text:s/>A noble spirited Israelite, whose/ startling death recently thrilled a whole community,/ taught you more effectively than </text:span><text:span text:style-name="T3">my exhortations</text:span><text:span text:style-name="T6"> any utterance of mine could/ </text:span><text:span text:style-name="T3">tell</text:span><text:span text:style-name="T6"> teach, that the quality of mercy is not narrow but/ illimitably wide. <text:s/>I am assured by the reflected/ occupant of this pulpit, that not content with/ having placed a deserving institution on a firmer/ basis by his own tireless exertions, </text:span><text:span text:style-name="T3">he</text:span><text:span text:style-name="T6"> your lamented fellow-congregant felt disposed/ to generously encourage the promotion of another/ charity, most sublime. <text:s/>It is not to challenge/ invidious comparisons that I call a school of industry/</text:span></text:p>
      <text:p text:style-name="P4"><text:span text:style-name="T6"/></text:p>
      <text:p text:style-name="P4"><text:span text:style-name="T6">[Page 4]</text:span></text:p>
      <text:p text:style-name="P4"><text:span text:style-name="T6">"a charity most sublime." <text:s/>Heartily interested as I have/ been form their very incipiency in our city organizations tend-/-ing to the welfare of my Hebrew brethren, I give ne-/-vertheless the palm to such as inspire self-dependence,/ innoble handicraft, and raise our social standing/ to a higher plane. <text:s/>I plead in your presence, my friends, for the building/ which ought long ago to have </text:span><text:span text:style-name="T3">a</text:span><text:span text:style-name="T6">risen aloft where our/ young of foreign birth essentially need it. <text:s/>From thence they may learn/ the language, the manners, the history of this country/ of their deliverance, </text:span><text:span text:style-name="T3">to</text:span><text:span text:style-name="T6"> learn the controlling princi-/-ples which have made it strong and prosperous./ <text:s/>The comprehensive building, where the skilled artisan with hammer and/ chisel will shame into extinction, the peddler's/ bundle and his basket; the building where practical/ tuition will keep pace with a sensibly imparted/ knowledge of the spirit of our faith, is that which the de-/-ceased whose memory you wish to honor had resolved to/ </text:span><text:span text:style-name="T3">a</text:span><text:span text:style-name="T6"> benefit. <text:s/>Let the wealthy in your midst, supply/ the vacancy which a universally bewailed departure has/ </text:span><text:span text:style-name="T3">made</text:span><text:span text:style-name="T6"> created in your religious body. <text:s/>Let a well combined support speed the erect-/-ion of the Temple consecrated to industry, liberal do-/-nations give it stability. <text:s/>The privilege you/</text:span></text:p>
      <text:p text:style-name="P4"><text:span text:style-name="T6"/></text:p>
      <text:p text:style-name="P4"><text:span text:style-name="T6">[Page 5]</text:span></text:p>
      <text:p text:style-name="P4"><text:span text:style-name="T6">have granted that I should address you from/ this pulpit will have been then to a splendid purpose; </text:span><text:span text:style-name="T3">and</text:span><text:span text:style-name="T6"> I </text:span><text:soft-page-break/><text:span text:style-name="T6">shall/ rejoice and our thanksgiving day will have become the herald/ of progress, the harbinger of a moral exaltation./</text:span></text:p>
      <text:p text:style-name="P4"><text:span text:style-name="T6"/></text:p>
      <text:p text:style-name="P4"><text:span text:style-name="T6">Universal Father! <text:s/>Thou openest Thy hand, and/ all living gather the abundance of Thy goodness./ <text:s/>But unto us, the dwellers of a land of freedom, Thou/ hast shown this year Thy benign Residence by signal favors. <text:s/>Thou has brought/ us out unhurt from a crucial trial. <text:s/>Thou didst/ not suffer party passions to kindle strife. <text:s/>Law-abiding/ millions accepted the issue of the contest, because Thou/ </text:span><text:span text:style-name="T3">madest</text:span><text:span text:style-name="T6"> didst command Peace to guard our walls, tranquillity[sic!] our homes./ <text:s/>May those sweet messengers of Thy will never depart/ from America; </text:span><text:span text:style-name="T3">that</text:span><text:span text:style-name="T6"> she </text:span><text:span text:style-name="T3">may</text:span><text:span text:style-name="T6"> will continue then to offer/ the oppressed rest, the diligent success, the ho-/-nest honors and preferments. <text:s/>And vouchsafe,/ O Lord! to hasten the time when the rule of wick-/-edness shall be broken, and the reign of human-/-ity shall have spread from one end of Thy created/ world to its uttermost end, and every soul </text:span><text:span text:style-name="T3">shall</text:span><text:span text:style-name="T6"> will/ acknowledge Thee, the merciful Parent</text:span><text:span text:style-name="T3">s</text:span><text:span text:style-name="T6"> of all that has/ existenc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3T11:16:27.16</meta:creation-date>
    <dc:date>2012-08-23T12:25:10.54</dc:date>
    <dc:creator>Penn Libraries</dc:creator>
    <meta:editing-duration>PT00H05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2" meta:word-count="1140" meta:character-count="7269"/>
  </office:meta>
</office:document-meta>
</file>